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35cm" svg:stroke-color="#a7a9a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de0080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de0080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1d6e0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1d6e0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1d6e0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1d6e0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de0080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a0ff5f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1d6e0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1d6e0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1d6e0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1d6e0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de0080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1d6e0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a0ff5f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1d6e0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1d6e0" draw:textarea-horizontal-align="justify" draw:textarea-vertical-align="middle" draw:auto-grow-height="false" fo:min-height="1.063cm" fo:min-width="1.801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5.5cm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0.2cm"/>
    </style:style>
    <style:style style:name="gr60" style:family="graphic" style:parent-style-name="standard">
      <style:graphic-properties svg:stroke-color="#dcddde" draw:fill="solid" draw:fill-color="#dcddde" draw:textarea-horizontal-align="justify" draw:textarea-vertical-align="middle" draw:auto-grow-height="false" fo:min-height="1.675cm" fo:min-width="1.7cm"/>
    </style:style>
    <style:style style:name="gr61" style:family="graphic" style:parent-style-name="objectwithoutfill">
      <style:graphic-properties draw:marker-end="Arrow" draw:marker-end-width="0.3cm" draw:fill="none" draw:textarea-vertical-align="middle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c081" draw:textarea-horizontal-align="justify" draw:textarea-vertical-align="middle" draw:auto-grow-height="false" fo:min-height="0.313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>
      <style:graphic-properties draw:stroke="none" draw:fill="none" fo:min-height="0.557cm"/>
    </style:style>
    <style:style style:name="gr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a0ff5f" draw:textarea-horizontal-align="justify" draw:textarea-vertical-align="middle" draw:auto-grow-height="false" fo:min-height="0.313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>
      <style:graphic-properties draw:stroke="none" draw:fill="none" fo:min-height="1.111cm"/>
    </style:style>
    <style:style style:name="gr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1d6e0" draw:textarea-horizontal-align="justify" draw:textarea-vertical-align="middle" draw:auto-grow-height="false" fo:min-height="0.313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de0080" draw:textarea-horizontal-align="justify" draw:textarea-vertical-align="middle" draw:auto-grow-height="false" fo:min-height="0.313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c08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de0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71d6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a0ff5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1" style:family="paragraph">
      <loext:graphic-properties draw:fill="solid" draw:fill-color="#dcddde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Open Sans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cm" svg:y1="8.1cm" svg:x2="28.5cm" svg:y2="8.1cm">
          <text:p/>
        </draw:line>
        <draw:custom-shape draw:style-name="gr2" draw:text-style-name="P3" draw:layer="layout" svg:width="2.7cm" svg:height="3.3cm" svg:x="20.3cm" svg:y="1.4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cm" svg:height="3.3cm" svg:x="23cm" svg:y="1.4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cm" svg:height="3.3cm" svg:x="25.7cm" svg:y="1.4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cm" svg:height="3.3cm" svg:x="17.6cm" svg:y="1.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3cm" svg:height="2.1cm" svg:x="17.8cm" svg:y="2.3cm">
          <text:p text:style-name="P2"><text:span text:style-name="T1">osd.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5" draw:layer="layout" svg:width="2.3cm" svg:height="2.1cm" svg:x="20.5cm" svg:y="2.3cm">
          <text:p text:style-name="P2"><text:span text:style-name="T1">osd.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4" draw:layer="layout" svg:width="2.3cm" svg:height="2.1cm" svg:x="23.2cm" svg:y="2.3cm">
          <text:p text:style-name="P2"><text:span text:style-name="T1">osd.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4" draw:layer="layout" svg:width="2.3cm" svg:height="2.1cm" svg:x="25.9cm" svg:y="2.3cm">
          <text:p text:style-name="P2"><text:span text:style-name="T1">osd.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5" draw:layer="layout" svg:width="2.3cm" svg:height="2.1cm" svg:x="20.5cm" svg:y="2.299cm">
          <text:p text:style-name="P2"><text:span text:style-name="T1">osd.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6" draw:layer="layout" svg:x1="20.3cm" svg:y1="1.4cm" svg:x2="23cm" svg:y2="4.7cm">
          <text:p/>
        </draw:line>
        <draw:line draw:style-name="gr12" draw:text-style-name="P6" draw:layer="layout" svg:x1="23cm" svg:y1="1.4cm" svg:x2="20.3cm" svg:y2="4.7cm">
          <text:p/>
        </draw:line>
        <draw:custom-shape draw:style-name="gr13" draw:text-style-name="P7" xml:id="id9" draw:id="id9" draw:layer="layout" svg:width="2.3cm" svg:height="2.1cm" svg:x="20.5cm" svg:y="5.1cm">
          <text:p text:style-name="P2"><text:span text:style-name="T1">osd.f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2.3cm" svg:height="2.1cm" svg:x="23.2cm" svg:y="5.1cm">
          <text:p text:style-name="P2"><text:span text:style-name="T1">osd.g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2.3cm" svg:height="2.1cm" svg:x="25.9cm" svg:y="5.1cm">
          <text:p text:style-name="P2"><text:span text:style-name="T1">osd.h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7" draw:layer="layout" svg:width="2.3cm" svg:height="2.1cm" svg:x="17.8cm" svg:y="5.1cm">
          <text:p text:style-name="P2"><text:span text:style-name="T1">osd.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3" xml:id="id10" draw:id="id10" draw:layer="layout" svg:width="2.7cm" svg:height="3.3cm" svg:x="20.3cm" svg:y="10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.7cm" svg:height="3.3cm" svg:x="23cm" svg:y="10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7cm" svg:height="3.3cm" svg:x="25.7cm" svg:y="10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7cm" svg:height="3.3cm" svg:x="17.6cm" svg:y="10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3cm" svg:height="2.1cm" svg:x="17.8cm" svg:y="10.9cm">
          <text:p text:style-name="P2"><text:span text:style-name="T1">osd.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5" draw:layer="layout" svg:width="2.3cm" svg:height="2.1cm" svg:x="20.5cm" svg:y="10.9cm">
          <text:p text:style-name="P2"><text:span text:style-name="T1">osd.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4" draw:layer="layout" svg:width="2.3cm" svg:height="2.1cm" svg:x="23.2cm" svg:y="10.9cm">
          <text:p text:style-name="P2"><text:span text:style-name="T1">osd.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4" draw:layer="layout" svg:width="2.3cm" svg:height="2.1cm" svg:x="25.9cm" svg:y="10.9cm">
          <text:p text:style-name="P2"><text:span text:style-name="T1">osd.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8" draw:layer="layout" svg:width="2.3cm" svg:height="2.1cm" svg:x="20.5cm" svg:y="10.899cm">
          <text:p text:style-name="P2"><text:span text:style-name="T1">osd.f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7" draw:layer="layout" svg:width="2.3cm" svg:height="2.1cm" svg:x="20.5cm" svg:y="13.7cm">
          <text:p text:style-name="P2"><text:span text:style-name="T1">osd.i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7" draw:layer="layout" svg:width="2.3cm" svg:height="2.1cm" svg:x="23.2cm" svg:y="13.7cm">
          <text:p text:style-name="P2"><text:span text:style-name="T1">osd.g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7" draw:layer="layout" svg:width="2.3cm" svg:height="2.1cm" svg:x="25.9cm" svg:y="13.7cm">
          <text:p text:style-name="P2"><text:span text:style-name="T1">osd.h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7" draw:layer="layout" svg:width="2.3cm" svg:height="2.1cm" svg:x="17.8cm" svg:y="13.7cm">
          <text:p text:style-name="P2"><text:span text:style-name="T1">osd.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3" xml:id="id2" draw:id="id2" draw:layer="layout" svg:width="2.7cm" svg:height="3.3cm" svg:x="10.9cm" svg:y="10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xml:id="id1" draw:id="id1" draw:layer="layout" svg:width="2.7cm" svg:height="3.3cm" svg:x="13.6cm" svg:y="1.4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xml:id="id3" draw:id="id3" draw:layer="layout" svg:width="2.7cm" svg:height="3.3cm" svg:x="10.9cm" svg:y="1.4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7cm" svg:height="3.3cm" svg:x="2.8cm" svg:y="1.4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3" xml:id="id7" draw:id="id7" draw:layer="layout" svg:width="2.7cm" svg:height="3.3cm" svg:x="5.5cm" svg:y="1.4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3" xml:id="id5" draw:id="id5" draw:layer="layout" svg:width="2.7cm" svg:height="3.3cm" svg:x="8.2cm" svg:y="1.4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2.7cm" svg:height="3.3cm" svg:x="0.1cm" svg:y="1.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2.3cm" svg:height="2.1cm" svg:x="0.3cm" svg:y="2.3cm">
          <text:p text:style-name="P2"><text:span text:style-name="T1">osd.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5" draw:layer="layout" svg:width="2.3cm" svg:height="2.1cm" svg:x="3cm" svg:y="2.3cm">
          <text:p text:style-name="P2"><text:span text:style-name="T1">osd.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4" draw:layer="layout" svg:width="2.3cm" svg:height="2.1cm" svg:x="5.7cm" svg:y="2.3cm">
          <text:p text:style-name="P2"><text:span text:style-name="T1">osd.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4" draw:layer="layout" svg:width="2.3cm" svg:height="2.1cm" svg:x="8.4cm" svg:y="2.3cm">
          <text:p text:style-name="P2"><text:span text:style-name="T1">osd.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1" draw:text-style-name="P7" draw:layer="layout" svg:width="2.3cm" svg:height="2.1cm" svg:x="11.1cm" svg:y="2.3cm">
          <text:p text:style-name="P2"><text:span text:style-name="T1">osd.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3" xml:id="id8" draw:id="id8" draw:layer="layout" svg:width="2.7cm" svg:height="3.3cm" svg:x="2.8cm" svg:y="10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xml:id="id6" draw:id="id6" draw:layer="layout" svg:width="2.7cm" svg:height="3.3cm" svg:x="5.5cm" svg:y="10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xml:id="id4" draw:id="id4" draw:layer="layout" svg:width="2.7cm" svg:height="3.3cm" svg:x="8.2cm" svg:y="10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2.7cm" svg:height="3.3cm" svg:x="0.1cm" svg:y="10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2.3cm" svg:height="2.1cm" svg:x="0.3cm" svg:y="10.9cm">
          <text:p text:style-name="P2"><text:span text:style-name="T1">osd.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7" draw:text-style-name="P4" draw:layer="layout" svg:width="2.3cm" svg:height="2.1cm" svg:x="3cm" svg:y="10.9cm">
          <text:p text:style-name="P2"><text:span text:style-name="T1">osd.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8" draw:text-style-name="P4" draw:layer="layout" svg:width="2.3cm" svg:height="2.1cm" svg:x="5.7cm" svg:y="10.9cm">
          <text:p text:style-name="P2"><text:span text:style-name="T1">osd.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9" draw:text-style-name="P8" draw:layer="layout" svg:width="2.3cm" svg:height="2.1cm" svg:x="8.4cm" svg:y="10.9cm">
          <text:p text:style-name="P2"><text:span text:style-name="T1">osd.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0" draw:text-style-name="P7" draw:layer="layout" svg:width="2.3cm" svg:height="2.1cm" svg:x="11.1cm" svg:y="10.9cm">
          <text:p text:style-name="P2"><text:span text:style-name="T1">osd.f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1" draw:text-style-name="P7" draw:layer="layout" svg:width="2.3cm" svg:height="2.1cm" svg:x="13.8cm" svg:y="2.3cm">
          <text:p text:style-name="P2"><text:span text:style-name="T1">osd.f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2" draw:text-style-name="P6" draw:layer="layout" draw:type="line" svg:x1="14.95cm" svg:y1="4.7cm" svg:x2="12.25cm" svg:y2="10cm" draw:start-shape="id1" draw:start-glue-point="2" draw:end-shape="id2" draw:end-glue-point="0" svg:d="M14950 4700l-2700 5300" svg:viewBox="0 0 2701 5301">
          <text:p/>
        </draw:connector>
        <draw:connector draw:style-name="gr53" draw:text-style-name="P6" draw:layer="layout" draw:type="line" svg:x1="12.25cm" svg:y1="4.7cm" svg:x2="9.55cm" svg:y2="10cm" draw:start-shape="id3" draw:start-glue-point="2" draw:end-shape="id4" draw:end-glue-point="0" svg:d="M12250 4700l-2700 5300" svg:viewBox="0 0 2701 5301">
          <text:p/>
        </draw:connector>
        <draw:connector draw:style-name="gr54" draw:text-style-name="P6" draw:layer="layout" draw:type="line" svg:x1="9.55cm" svg:y1="4.7cm" svg:x2="6.85cm" svg:y2="10cm" draw:start-shape="id5" draw:start-glue-point="2" draw:end-shape="id6" svg:d="M9550 4700l-2700 5300" svg:viewBox="0 0 2701 5301">
          <text:p/>
        </draw:connector>
        <draw:connector draw:style-name="gr55" draw:text-style-name="P6" draw:layer="layout" draw:type="line" svg:x1="6.85cm" svg:y1="4.7cm" svg:x2="4.15cm" svg:y2="10cm" draw:start-shape="id7" draw:start-glue-point="2" draw:end-shape="id8" svg:d="M6850 4700l-2700 5300" svg:viewBox="0 0 2701 5301">
          <text:p/>
        </draw:connector>
        <draw:line draw:style-name="gr56" draw:text-style-name="P6" draw:layer="layout" svg:x1="2.8cm" svg:y1="1.4cm" svg:x2="5.5cm" svg:y2="4.7cm">
          <text:p/>
        </draw:line>
        <draw:line draw:style-name="gr57" draw:text-style-name="P6" draw:layer="layout" svg:x1="5.5cm" svg:y1="1.4cm" svg:x2="2.8cm" svg:y2="4.7cm">
          <text:p/>
        </draw:line>
        <draw:custom-shape draw:style-name="gr58" draw:text-style-name="P10" draw:layer="layout" svg:width="16cm" svg:height="1cm" svg:x="0.2cm" svg:y="0.2cm">
          <text:p text:style-name="P9"><text:span text:style-name="T2">firstn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draw:layer="layout" svg:width="10.7cm" svg:height="1cm" svg:x="17.7cm" svg:y="0.2cm">
          <text:p text:style-name="P9"><text:span text:style-name="T2">indep</text:span></text:p>
          <draw:enhanced-geometry svg:viewBox="0 0 21600 21600" draw:type="rectangle" draw:enhanced-path="M 0 0 L 21600 0 21600 21600 0 21600 0 0 Z N"/>
        </draw:custom-shape>
        <draw:custom-shape draw:style-name="gr60" draw:text-style-name="P11" draw:layer="layout" svg:width="4.4cm" svg:height="2.2cm" svg:x="13.3cm" svg:y="7.5cm">
          <text:p text:style-name="P9"><text:span text:style-name="T3">replacing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61" draw:text-style-name="P1" draw:layer="layout" draw:type="line" svg:x1="21.65cm" svg:y1="7.2cm" svg:x2="21.65cm" svg:y2="10cm" draw:start-shape="id9" draw:start-glue-point="7" draw:end-shape="id10" draw:end-glue-point="0" svg:d="M21650 7200v2800" svg:viewBox="0 0 1 2801">
          <text:p/>
        </draw:connector>
        <draw:custom-shape draw:style-name="gr62" draw:text-style-name="P4" draw:layer="layout" svg:width="1cm" svg:height="0.9cm" svg:x="0.2cm" svg:y="14.807cm">
          <text:p text:style-name="P2"><text:span text:style-name="T1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3" draw:text-style-name="P13" draw:layer="layout" svg:width="2.513cm" svg:height="0.807cm" svg:x="1.2cm" svg:y="14.907cm">
          <draw:text-box>
            <text:p text:style-name="P12"><text:span text:style-name="T3">active</text:span></text:p>
          </draw:text-box>
        </draw:frame>
        <draw:custom-shape draw:style-name="gr64" draw:text-style-name="P8" draw:layer="layout" svg:width="1cm" svg:height="0.9cm" svg:x="3.811cm" svg:y="14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3" draw:layer="layout" svg:width="3.513cm" svg:height="1.361cm" svg:x="4.811cm" svg:y="14.9cm">
          <draw:text-box>
            <text:p text:style-name="P12"><text:span text:style-name="T3">active (new)</text:span></text:p>
          </draw:text-box>
        </draw:frame>
        <draw:custom-shape draw:style-name="gr66" draw:text-style-name="P7" draw:layer="layout" svg:width="1cm" svg:height="0.9cm" svg:x="8.411cm" svg:y="14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3" draw:text-style-name="P13" draw:layer="layout" svg:width="2.513cm" svg:height="0.807cm" svg:x="9.411cm" svg:y="14.9cm">
          <draw:text-box>
            <text:p text:style-name="P12"><text:span text:style-name="T3">spare</text:span></text:p>
          </draw:text-box>
        </draw:frame>
        <draw:custom-shape draw:style-name="gr67" draw:text-style-name="P5" draw:layer="layout" svg:width="1cm" svg:height="0.9cm" svg:x="11.9cm" svg:y="14.8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3" draw:text-style-name="P13" draw:layer="layout" svg:width="2.513cm" svg:height="0.807cm" svg:x="12.976cm" svg:y="14.907cm">
          <draw:text-box>
            <text:p text:style-name="P12"><text:span text:style-name="T3">fail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.5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1:21:39.271531245</meta:creation-date>
    <dc:date>2017-03-15T12:27:25.570339405</dc:date>
    <meta:editing-duration>PT1H3M47S</meta:editing-duration>
    <meta:editing-cycles>6</meta:editing-cycles>
    <meta:generator>LibreOffice/5.2.3.3$Linux_X86_64 LibreOffice_project/20m0$Build-3</meta:generator>
    <meta:document-statistic meta:object-count="69"/>
  </office:meta>
</office:document-meta>
</file>